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ndpointExporterTests.addAnnotatedEndpointClassesWithExplicitServerContainer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EndpointExpo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EndpointExporterTests.addAnnotated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EndpointExporterTests.addServerEndpointConfi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mmyEndpoint.onOpen( Session session , Endpoi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.annotatedEndpoi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ExporterTests.addServerEndpointConfigBeanWithExplici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EndpointExporterTests.addServerEndpointConfigBeanWithExplicitServer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EndpointExporterTests.addAnnotatedEndpointClassesWithServletContex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